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41b98" officeooo:paragraph-rsid="00141b98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41b98" officeooo:paragraph-rsid="00141b98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2pt" officeooo:rsid="00141b98" officeooo:paragraph-rsid="00141b98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5c057" officeooo:paragraph-rsid="0015c057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7ada0" officeooo:paragraph-rsid="0017ada0" style:font-size-asian="10.5pt" style:font-size-complex="12pt"/>
    </style:style>
    <style:style style:name="T1" style:family="text">
      <style:text-properties officeooo:rsid="001559c9"/>
    </style:style>
    <style:style style:name="T2" style:family="text">
      <style:text-properties officeooo:rsid="0015c057"/>
    </style:style>
    <style:style style:name="T3" style:family="text">
      <style:text-properties officeooo:rsid="0017ada0"/>
    </style:style>
    <style:style style:name="T4" style:family="text">
      <style:text-properties officeooo:rsid="00197599"/>
    </style:style>
    <style:style style:name="T5" style:family="text">
      <style:text-properties officeooo:rsid="001a94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черк о тибетском буддизме и его главе.</text:p>
      <text:p text:style-name="P2">Введение.</text:p>
      <text:p text:style-name="P2"/>
      <text:p text:style-name="P3">Это неболь<text:span text:style-name="T2">ш</text:span>ое исследование я задумал около полугода назад, когда впервые столкнулся с утверждениями о том, что Далай-лама сотрудничал с ЦРУ. Точнее, утверждалось, что он был агентом разведывательной организации. Я решил проверить, так ли все на самом деле, и наткнулся на известную «Тибетскую программу» ЦРУ. Точнее, тогда она была для меня неизвестна, потому что общественное мнение в этом вопросе стараются создавать совершенно в другом направлении. Голливудские кинозвезды, средства массовой информации и рупоры западной пропаганды — все стремятся представить тибетский буддизм в идеализированном виде. </text:p>
      <text:p text:style-name="P3"/>
      <text:p text:style-name="P3">Однако, небольшой багаж у меня уже был. Я знал, что Тибет до ввода китайских войск был жестким теократическим государством, где процветало по меньшей мере крепостное право, а <text:s/>можно даже сказать — рабство. Я успел прочитать, что Тибет был последним на тот момент государством, где это явление было закреплено официально, тибетскими законами. Ритуальные жертвоприношения, казни неугодные, жестокое подавление инакомыслия — все прелести отсталых сообществ были распространены в этом труднодоступном регионе. </text:p>
      <text:p text:style-name="P3"/>
      <text:p text:style-name="P3">Кроме того, я немного <text:span text:style-name="T2">слышал</text:span> о буддизме. <text:span text:style-name="T1">Я, конечно, читал статью в Википедии - то есть, в буддизме я совершенно не разбирался. Но поскольку я люблю ко всему подходить целостно и <text:s text:c="2"/>основательно, я задумал не только разобраться в перипетиях судьбы Далай-ламы, но и рассмотреть ее в контексте тибетского буддизма. А это значило, разобраться в буддизме и религии вообще, хотя бы на уровне основ.</text:span></text:p>
      <text:p text:style-name="P3"/>
      <text:p text:style-name="P4">Нельзя также рассматривать все события в отрыве от истории и всего того, что тогда происходило на континенте и в мире. <text:span text:style-name="T3">Поэтому необходимо ввести на сцену немного историзма и погрузиться в общественное и экономическое положение. Помимо всего прочего, умонастроения играли и играют важную роль. Многое из того, что сегодня считается дикостью, тогда было в порядке вещей. Но даже в том ущербном с нынешней колокольни порядке вещей были и свои дикости — даже из борделя иногда выгоняют за вопиющий разврат.</text:span></text:p>
      <text:p text:style-name="P4"/>
      <text:p text:style-name="P5">Я назвал свои строки очерком, хотя это весьма смелое заявление. Писать я собираюсь в гораздо более вольном и ядовитом стиле, однако все то, о чем я напишу, имело место быть и подтверждено по меньшей мере документально. Я человек насмешливый и едкий, а уж поехидничать над ура-буддизмом и навязчивой рекламой и агитацией сам бог велел. Если бы я упустил такую возможность — запятнал бы свою карму и переродился червяком!</text:p>
      <text:p text:style-name="P3"/>
      <text:p text:style-name="P4"><text:span text:style-name="T5">Текст готов целиком, и я думаю размещать его отрывками, по одному в несколько дней. На этом я перестаю ходить вокруг да около и оставляю читателя предвкушать первую часть. </text:span>Надеюсь, <text:span text:style-name="T3">ему</text:span> будут интересны плоды моих стремления исследовать и разбираться, тяги к сочинительству и страсти позубоскалит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15:41:13.627731363</meta:creation-date>
    <dc:date>2017-02-08T16:25:08.749493320</dc:date>
    <meta:editing-duration>PT2M43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8" meta:word-count="407" meta:character-count="2769" meta:non-whitespace-character-count="2360"/>
  </office:meta>
</office:document-meta>
</file>